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9.A" style:family="table-column">
      <style:table-column-properties style:column-width="16.933cm" style:rel-column-width="65535*"/>
    </style:style>
    <style:style style:name="Tabla9.1" style:family="table-row">
      <style:table-row-properties style:min-row-height="0.601cm"/>
    </style:style>
    <style:style style:name="Tabla9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0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0.A" style:family="table-column">
      <style:table-column-properties style:column-width="16.933cm" style:rel-column-width="65535*"/>
    </style:style>
    <style:style style:name="Tabla10.1" style:family="table-row">
      <style:table-row-properties style:min-row-height="0.601cm"/>
    </style:style>
    <style:style style:name="Tabla10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1.A" style:family="table-column">
      <style:table-column-properties style:column-width="16.933cm" style:rel-column-width="65535*"/>
    </style:style>
    <style:style style:name="Tabla11.1" style:family="table-row">
      <style:table-row-properties style:min-row-height="0.601cm"/>
    </style:style>
    <style:style style:name="Tabla1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5.292cm" style:rel-column-width="20479*"/>
    </style:style>
    <style:style style:name="Tabla2.B" style:family="table-column">
      <style:table-column-properties style:column-width="6.306cm" style:rel-column-width="24404*"/>
    </style:style>
    <style:style style:name="Tabla2.C" style:family="table-column">
      <style:table-column-properties style:column-width="5.336cm" style:rel-column-width="20652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6.889cm" fo:margin-left="0.055cm" fo:margin-right="0.056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6.A" style:family="table-column">
      <style:table-column-properties style:column-width="16.889cm" style:rel-column-width="65535*"/>
    </style:style>
    <style:style style:name="Tabla6.1" style:family="table-row">
      <style:table-row-properties style:min-row-height="0.601cm"/>
    </style:style>
    <style:style style:name="Tabla6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7" style:family="table">
      <style:table-properties style:width="16.889cm" fo:margin-left="0.055cm" fo:margin-right="0.056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7.A" style:family="table-column">
      <style:table-column-properties style:column-width="16.889cm" style:rel-column-width="65535*"/>
    </style:style>
    <style:style style:name="Tabla7.1" style:family="table-row">
      <style:table-row-properties style:min-row-height="0.601cm"/>
    </style:style>
    <style:style style:name="Tabla7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4" style:family="paragraph" style:parent-style-name="Standard_20__28_user_29_">
      <style:paragraph-properties fo:text-align="justify" style:justify-single-word="false"/>
      <style:text-properties style:font-name="Arial1" fo:font-size="10pt" officeooo:paragraph-rsid="005b34b5" style:font-size-asian="10pt" style:font-size-complex="10pt"/>
    </style:style>
    <style:style style:name="P5" style:family="paragraph" style:parent-style-name="Standard_20__28_user_29_">
      <style:paragraph-properties fo:text-align="justify" style:justify-single-word="false"/>
      <style:text-properties style:font-name="Arial1" fo:font-size="10pt" officeooo:rsid="007d40bf" officeooo:paragraph-rsid="007d40bf" style:font-size-asian="10pt" style:font-size-complex="10pt"/>
    </style:style>
    <style:style style:name="P6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7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" fo:font-size="10pt" fo:font-weight="bold" officeooo:rsid="0012e3c8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59c922" style:font-size-asian="10pt" style:font-name-complex="Arial4" style:font-size-complex="10pt"/>
    </style:style>
    <style:style style:name="P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style:font-name="Arial1" fo:font-size="10pt" officeooo:rsid="00006a50" officeooo:paragraph-rsid="0059c922" style:font-size-asian="10pt" style:font-size-complex="10pt"/>
    </style:style>
    <style:style style:name="P10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45c7b" officeooo:paragraph-rsid="00702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16ad7" officeooo:paragraph-rsid="007020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34bce" officeooo:paragraph-rsid="007020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line-through-style="none" style:text-line-through-type="none" style:font-name="Arial1" fo:font-size="10pt" fo:letter-spacing="-0.004cm" fo:font-weight="normal" officeooo:paragraph-rsid="007020f9" style:font-size-asian="10pt" style:font-weight-asian="normal" style:font-name-complex="Arial1" style:font-size-complex="10pt" style:font-weight-complex="normal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1" fo:font-size="10pt" officeooo:paragraph-rsid="007020f9" style:font-size-asian="10pt" style:font-size-complex="10pt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officeooo:paragraph-rsid="007020f9"/>
    </style:style>
    <style:style style:name="P18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36bd5" officeooo:paragraph-rsid="0040657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9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7c6d2b" officeooo:paragraph-rsid="007c6d2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0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308b62" officeooo:paragraph-rsid="005b34b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1" style:family="paragraph" style:parent-style-name="Standard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0657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2" style:family="paragraph" style:parent-style-name="Standard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font-weight="bold" officeooo:rsid="007c6d2b" officeooo:paragraph-rsid="007c6d2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3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" fo:font-size="10pt" fo:font-weight="bold" officeooo:rsid="00424995" officeooo:paragraph-rsid="007aa7ea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4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officeooo:paragraph-rsid="0040657b"/>
    </style:style>
    <style:style style:name="P25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officeooo:paragraph-rsid="007aa7ea"/>
    </style:style>
    <style:style style:name="P26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officeooo:paragraph-rsid="007d40bf"/>
    </style:style>
    <style:style style:name="P27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style:font-name="Arial1" fo:font-size="10pt" officeooo:paragraph-rsid="007aa7ea" style:font-size-asian="10pt" style:font-size-complex="10pt"/>
    </style:style>
    <style:style style:name="P28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style:font-name="Arial1" fo:font-size="10pt" officeooo:paragraph-rsid="007d40bf" style:font-size-asian="10pt" style:font-size-complex="10pt"/>
    </style:style>
    <style:style style:name="P29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paragraph-rsid="007020f9"/>
    </style:style>
    <style:style style:name="P3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7020f9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7aa7ea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7aa7ea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33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fo:language="es" fo:country="ES" fo:font-style="normal" style:text-underline-style="none" fo:font-weight="normal" officeooo:paragraph-rsid="007aa7e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font-name="Arial1" fo:font-size="10pt" officeooo:paragraph-rsid="005c7c93" fo:background-color="transparent" style:font-size-asian="10pt" style:font-size-complex="10pt"/>
    </style:style>
    <style:style style:name="P3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5c7c93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7aa7ea" fo:background-color="transparent" style:font-size-asian="10pt" style:font-weight-asian="normal" style:font-size-complex="10pt" style:font-weight-complex="normal"/>
    </style:style>
    <style:style style:name="P37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81bd85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16ad7" officeooo:paragraph-rsid="007020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officeooo:paragraph-rsid="007020f9"/>
    </style:style>
    <style:style style:name="P40" style:family="paragraph" style:parent-style-name="Text_20_body_20__28_user_29_">
      <loext:graphic-properties draw:fill="none"/>
      <style:paragraph-properties fo:margin-left="0cm" fo:margin-right="0.101cm" fo:margin-top="0cm" fo:margin-bottom="0.21cm" style:contextual-spacing="false" fo:line-height="100%" fo:text-align="justify" style:justify-single-word="false" fo:hyphenation-ladder-count="no-limit" fo:text-indent="0cm" style:auto-text-indent="false" fo:background-color="transparent"/>
      <style:text-properties fo:color="#000000" loext:opacity="100%" style:font-name="Arial1" fo:font-size="10pt" fo:font-style="normal" fo:font-weight="bold" officeooo:rsid="0081dc82" officeooo:paragraph-rsid="007020f9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Text_20_body_20__28_user_29_">
      <loext:graphic-properties draw:fill="none"/>
      <style:paragraph-properties fo:margin-left="0cm" fo:margin-right="0.101cm" fo:margin-top="0cm" fo:margin-bottom="0.21cm" style:contextual-spacing="false" fo:line-height="100%" fo:text-align="center" style:justify-single-word="false" fo:hyphenation-ladder-count="no-limit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1" fo:font-size="10pt" fo:letter-spacing="-0.004cm" fo:language="es" fo:country="ES" fo:font-style="normal" fo:text-shadow="none" style:text-underline-style="none" fo:font-weight="bold" officeooo:rsid="0040657b" officeooo:paragraph-rsid="007020f9" style:letter-kerning="true" style:text-blinking="false" fo:background-color="transparent" style:font-name-asian="SimSun" style:font-size-asian="10pt" style:language-asian="zh" style:country-asian="CN" style:font-style-asian="normal" style:font-weight-asian="bold" style:font-name-complex="Arial4" style:font-size-complex="10pt" style:language-complex="hi" style:country-complex="IN" style:font-style-complex="normal" style:font-weight-complex="bold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Text_20_body_20__28_user_29_" style:master-page-name="">
      <loext:graphic-properties draw:fill="none"/>
      <style:paragraph-properties fo:margin-left="0cm" fo:margin-right="0.101cm" fo:margin-top="0cm" fo:margin-bottom="0.21cm" style:contextual-spacing="false" fo:line-height="100%" fo:text-align="center" style:justify-single-word="false" fo:hyphenation-ladder-count="no-limit" fo:text-indent="0cm" style:auto-text-indent="false" style:page-number="auto" fo:background-color="transparent"/>
      <style:text-properties fo:color="#000000" loext:opacity="100%" style:text-outline="false" style:text-line-through-style="none" style:text-line-through-type="none" style:font-name="Arial1" fo:font-size="10pt" fo:letter-spacing="-0.004cm" fo:language="es" fo:country="ES" fo:font-style="normal" fo:text-shadow="none" style:text-underline-style="none" fo:font-weight="bold" officeooo:rsid="0040657b" officeooo:paragraph-rsid="007020f9" style:letter-kerning="true" style:text-blinking="false" fo:background-color="transparent" style:font-name-asian="SimSun" style:font-size-asian="10pt" style:language-asian="zh" style:country-asian="CN" style:font-style-asian="normal" style:font-weight-asian="bold" style:font-name-complex="Arial4" style:font-size-complex="10pt" style:language-complex="hi" style:country-complex="IN" style:font-style-complex="normal" style:font-weight-complex="bold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rsid="007cb9b0" officeooo:paragraph-rsid="007d396a"/>
    </style:style>
    <style:style style:name="P44" style:family="paragraph" style:parent-style-name="Text_20_body_20__28_user_29_" style:master-page-name="Standard">
      <style:paragraph-properties fo:margin-top="0cm" fo:margin-bottom="0.21cm" style:contextual-spacing="false" fo:line-height="100%" fo:text-align="center" style:justify-single-word="false" style:page-number="auto"/>
      <style:text-properties officeooo:paragraph-rsid="005ead43"/>
    </style:style>
    <style:style style:name="P45" style:family="paragraph" style:parent-style-name="Standard" style:list-style-name="L4">
      <style:paragraph-properties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4ef5b8" officeooo:paragraph-rsid="007eed9d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46" style:family="paragraph" style:parent-style-name="Standard" style:list-style-name="L4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7eed9d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47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1541bd" officeooo:paragraph-rsid="007c6d2b" style:font-size-asian="10pt" style:font-name-complex="Arial4" style:font-size-complex="10pt"/>
    </style:style>
    <style:style style:name="P48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0bc9d" officeooo:paragraph-rsid="007c6d2b" style:font-size-asian="10pt" style:font-name-complex="Arial4" style:font-size-complex="10pt"/>
    </style:style>
    <style:style style:name="P49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0bc9d" officeooo:paragraph-rsid="007c6d2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0" style:family="paragraph" style:parent-style-name="Standard_20__28_user_29_" style:list-style-name="L2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1974c" officeooo:paragraph-rsid="004a42c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1" style:family="paragraph" style:parent-style-name="Standard_20__28_user_29_" style:list-style-name="L3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1974c" officeooo:paragraph-rsid="006da23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2" style:family="paragraph" style:parent-style-name="Standard_20__28_user_29_" style:list-style-name="L3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1974c" officeooo:paragraph-rsid="004a42c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3" style:family="paragraph" style:parent-style-name="Standard_20__28_user_29_" style:list-style-name="L4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1974c" officeooo:paragraph-rsid="007aa7e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4" style:family="paragraph" style:parent-style-name="Standard_20__28_user_29_" style:list-style-name="L4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1974c" officeooo:paragraph-rsid="005bb8b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5" style:family="paragraph" style:parent-style-name="Standard_20__28_user_29_" style:list-style-name="L4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1974c" officeooo:paragraph-rsid="004a42c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6" style:family="paragraph" style:parent-style-name="Standard_20__28_user_29_" style:list-style-name="L4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36bd5" officeooo:paragraph-rsid="0040657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57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officeooo:paragraph-rsid="007c6d2b"/>
    </style:style>
    <style:style style:name="P58" style:family="paragraph" style:parent-style-name="Standard_20__28_user_29_" style:list-style-name="L3">
      <style:paragraph-properties fo:margin-top="0cm" fo:margin-bottom="0.21cm" style:contextual-spacing="false" fo:line-height="100%" fo:text-align="justify" style:justify-single-word="false"/>
      <style:text-properties style:font-name="Arial1" fo:font-size="10pt" officeooo:paragraph-rsid="004a42c1" style:font-size-asian="10pt" style:font-size-complex="10pt"/>
    </style:style>
    <style:style style:name="P59" style:family="paragraph" style:parent-style-name="Standard_20__28_user_29_" style:list-style-name="L4">
      <style:paragraph-properties fo:margin-top="0cm" fo:margin-bottom="0.21cm" style:contextual-spacing="false" fo:line-height="100%" fo:text-align="justify" style:justify-single-word="false"/>
      <style:text-properties fo:color="#2a6099" loext:opacity="100%" style:font-name="Arial1" fo:font-size="10pt" fo:font-weight="bold" officeooo:rsid="0041974c" officeooo:paragraph-rsid="005bb8ba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60" style:family="paragraph" style:parent-style-name="Standard_20__28_user_29_" style:list-style-name="L3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" fo:font-size="10pt" officeooo:rsid="0041974c" officeooo:paragraph-rsid="007aa7e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61" style:family="paragraph" style:parent-style-name="Standard_20__28_user_29_" style:list-style-name="L4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" fo:font-size="10pt" officeooo:rsid="0041974c" officeooo:paragraph-rsid="007aa7e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62" style:family="paragraph" style:parent-style-name="Table_20_Contents" style:list-style-name="L4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81bd85" fo:background-color="transparent" style:font-size-asian="10pt" style:font-weight-asian="normal" style:font-size-complex="10pt" style:font-weight-complex="normal"/>
    </style:style>
    <style:style style:name="P6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officeooo:rsid="0041974c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officeooo:rsid="00b34bb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officeooo:rsid="00bcd6a6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officeooo:rsid="007d40bf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5" style:family="text">
      <style:text-properties fo:color="#000000" loext:opacity="100%"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6" style:family="text">
      <style:text-properties fo:color="#000000" loext:opacity="100%" style:font-name="Arial" fo:font-size="10pt" fo:font-weight="bold" officeooo:rsid="0035ca04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" fo:font-size="10pt" officeooo:rsid="00308b6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" fo:font-size="10pt" officeooo:rsid="0042499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" fo:font-size="10pt" officeooo:rsid="0012e3c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" fo:font-size="10pt" officeooo:rsid="007aa7e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1" style:family="text">
      <style:text-properties fo:color="#000000" loext:opacity="100%" style:font-name="Arial" fo:font-size="13pt" fo:language="es" fo:country="ES" fo:font-style="italic" style:text-underline-style="none" fo:font-weight="bold" officeooo:rsid="003ef7b0" style:letter-kerning="true" fo:background-color="transparent" loext:char-shading-value="0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T12" style:family="text">
      <style:text-properties fo:color="#000000" loext:opacity="100%" style:font-name="Arial3" fo:font-size="10pt" fo:language="es" fo:country="ES" fo:font-style="normal" style:text-underline-style="none" fo:font-weight="bold" officeooo:rsid="0024a0da" style:letter-kerning="true" fo:background-color="transparent" loext:char-shading-value="0" style:font-name-asian="SimSun" style:font-size-asian="10pt" style:language-asian="zh" style:country-asian="CN" style:font-style-asian="italic" style:font-weight-asian="bold" style:font-name-complex="Lucida Sans" style:font-size-complex="10pt" style:language-complex="hi" style:country-complex="IN" style:font-weight-complex="bold"/>
    </style:style>
    <style:style style:name="T13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4a1024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officeooo:rsid="004baad0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officeooo:rsid="001541bd" style:text-blinking="false" fo:background-color="transparent" loext:char-shading-value="0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/>
    </style:style>
    <style:style style:name="T16" style:family="text">
      <style:text-properties fo:color="#000000" loext:opacity="100%" style:font-name="Arial1" fo:font-size="10pt" fo:font-weight="bold" officeooo:rsid="007d40bf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7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8" style:family="text">
      <style:text-properties fo:color="#000000" loext:opacity="100%" style:font-name="Arial1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9" style:family="text">
      <style:text-properties fo:color="#000000" loext:opacity="100%" style:font-name="Arial1" fo:font-size="10pt" officeooo:rsid="0041974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0" style:family="text">
      <style:text-properties fo:color="#000000" loext:opacity="100%" style:font-name="Arial1" fo:font-size="10pt" officeooo:rsid="005bb8b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1" style:family="text">
      <style:text-properties fo:color="#000000" loext:opacity="100%" style:font-name="Arial1" fo:font-size="10pt" officeooo:rsid="001541bd" style:font-size-asian="10pt" style:font-name-complex="Arial4" style:font-size-complex="10pt"/>
    </style:style>
    <style:style style:name="T22" style:family="text">
      <style:text-properties fo:color="#000000" loext:opacity="100%" style:font-name="Arial1" fo:font-size="10pt" officeooo:rsid="00439a90" style:font-size-asian="10pt" style:font-name-complex="Arial4" style:font-size-complex="10pt"/>
    </style:style>
    <style:style style:name="T23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16ad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5bad3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631804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34bc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58076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4d7c4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63385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77feb7" style:letter-kerning="true" fo:background-color="transparent" loext:char-shading-value="0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716ad7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16ad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bad3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34bc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31804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6338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7feb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5c062f" style:letter-kerning="true" style:text-blinking="false" fo:background-color="transparent" loext:char-shading-value="0" style:font-name-asian="SimSun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748a37" style:letter-kerning="true" style:text-blinking="false" fo:background-color="transparent" loext:char-shading-value="0" style:font-name-asian="SimSun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7aa7ea" style:letter-kerning="true" style:text-blinking="false" fo:background-color="transparent" loext:char-shading-value="0" style:font-name-asian="SimSun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fo:font-weight="normal" officeooo:rsid="00b34bb0" style:letter-kerning="true" style:font-name-asian="SimSun" style:language-asian="zh" style:country-asian="CN" style:font-weight-asian="normal" style:font-name-complex="Arial4" style:language-complex="hi" style:country-complex="IN" style:font-weight-complex="normal"/>
    </style:style>
    <style:style style:name="T42" style:family="text">
      <style:text-properties officeooo:rsid="0012e3c8"/>
    </style:style>
    <style:style style:name="T43" style:family="text">
      <style:text-properties fo:color="#2a6099" loext:opacity="100%" fo:font-weight="bold" style:font-weight-asian="bold"/>
    </style:style>
    <style:style style:name="T44" style:family="text">
      <style:text-properties fo:color="#2a6099" loext:opacity="100%" fo:font-weight="bold" officeooo:rsid="00279f3c" style:font-weight-asian="bold" style:font-weight-complex="bold"/>
    </style:style>
    <style:style style:name="T45" style:family="text">
      <style:text-properties fo:color="#2a6099" loext:opacity="100%" fo:font-weight="bold" officeooo:rsid="004a2c74" style:font-weight-asian="bold" style:font-weight-complex="bold"/>
    </style:style>
    <style:style style:name="T46" style:family="text">
      <style:text-properties fo:color="#2a6099" loext:opacity="100%" fo:font-weight="bold" officeooo:rsid="0040bc9d" style:font-weight-asian="bold" style:font-weight-complex="bold"/>
    </style:style>
    <style:style style:name="T47" style:family="text">
      <style:text-properties fo:color="#2a6099" loext:opacity="100%" fo:font-weight="bold" officeooo:rsid="007d40bf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48" style:family="text">
      <style:text-properties fo:color="#2a6099" loext:opacity="100%" style:font-name="Arial1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49" style:family="text">
      <style:text-properties fo:color="#2a6099" loext:opacity="100%" style:font-name="Arial1" fo:font-size="10pt" fo:font-weight="bold" officeooo:rsid="003ef7b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50" style:family="text">
      <style:text-properties fo:color="#2a6099" loext:opacity="100%" style:font-name="Arial" fo:font-size="10pt" fo:font-weight="bold" officeooo:rsid="0042499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51" style:family="text">
      <style:text-properties fo:color="#2a6099" loext:opacity="100%" style:font-name="Arial" fo:font-size="10pt" fo:font-weight="bold" officeooo:rsid="007d40bf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52" style:family="text">
      <style:text-properties fo:color="#2a6099" loext:opacity="100%" style:font-name="Arial" fo:font-weight="bold" style:font-weight-asian="bold"/>
    </style:style>
    <style:style style:name="T53" style:family="text">
      <style:text-properties fo:color="#2a6099" loext:opacity="100%" style:font-name="Arial" fo:font-weight="bold" officeooo:rsid="006692c6" style:font-weight-asian="bold"/>
    </style:style>
    <style:style style:name="T54" style:family="text">
      <style:text-properties fo:color="#2a6099" loext:opacity="100%" style:text-outline="false" style:text-line-through-style="none" style:text-line-through-type="none" fo:letter-spacing="-0.004cm" fo:language="es" fo:country="ES" fo:text-shadow="none" style:text-underline-style="none" officeooo:rsid="00645c7b" style:text-blinking="false" fo:background-color="transparent" loext:char-shading-value="0" style:font-name-asian="Verdana" style:font-name-complex="Arial4" style:language-complex="ar" style:country-complex="SA" style:text-overline-style="none" style:text-overline-color="font-color"/>
    </style:style>
    <style:style style:name="T55" style:family="text">
      <style:text-properties fo:color="#2a6099" loext:opacity="100%" style:text-outline="false" style:text-line-through-style="none" style:text-line-through-type="none" fo:letter-spacing="-0.004cm" fo:language="es" fo:country="ES" fo:text-shadow="none" style:text-underline-style="none" officeooo:rsid="004e6103" style:text-blinking="false" fo:background-color="transparent" loext:char-shading-value="0" style:font-name-asian="Verdana" style:font-name-complex="Arial4" style:language-complex="ar" style:country-complex="SA" style:text-overline-style="none" style:text-overline-color="font-color"/>
    </style:style>
    <style:style style:name="T56" style:family="text">
      <style:text-properties fo:color="#2a6099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716ad7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7" style:family="text">
      <style:text-properties fo:color="#2a6099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45c7b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8" style:family="text">
      <style:text-properties fo:color="#2a6099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734bce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9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45c7b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60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16ad7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61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34bce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62" style:family="text">
      <style:text-properties fo:color="#2a6099" loext:opacity="100%" style:text-line-through-style="none" style:text-line-through-type="none" style:font-name="Arial1" fo:letter-spacing="-0.004cm" fo:language="es" fo:country="ES" fo:font-style="normal" style:text-underline-style="none" fo:font-weight="bold" officeooo:rsid="001541bd" style:text-blinking="false" fo:background-color="transparent" loext:char-shading-value="0" style:font-name-asian="Verdana" style:font-style-asian="normal" style:font-weight-asian="bold" style:font-name-complex="Tahoma" style:language-complex="ar" style:country-complex="SA" style:font-style-complex="normal" style:font-weight-complex="normal"/>
    </style:style>
    <style:style style:name="T63" style:family="text">
      <style:text-properties fo:color="#2a6099" loext:opacity="100%" style:text-line-through-style="none" style:text-line-through-type="none" style:font-name="Arial1" fo:letter-spacing="-0.004cm" fo:language="es" fo:country="ES" fo:font-style="normal" style:text-underline-style="none" fo:font-weight="bold" officeooo:rsid="006692c6" style:text-blinking="false" fo:background-color="transparent" loext:char-shading-value="0" style:font-name-asian="Verdana" style:font-style-asian="normal" style:font-weight-asian="bold" style:font-name-complex="Tahoma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45ec7f" style:letter-kerning="true" style:font-name-asian="SimSun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letter-spacing="normal" fo:font-style="normal" fo:font-weight="normal"/>
    </style:style>
    <style:style style:name="T66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67" style:family="text">
      <style:text-properties fo:font-variant="normal" fo:text-transform="none" fo:letter-spacing="normal" fo:font-style="normal" fo:font-weight="normal" officeooo:rsid="00367fc6" fo:background-color="transparent" loext:char-shading-value="0"/>
    </style:style>
    <style:style style:name="T68" style:family="text">
      <style:text-properties fo:font-variant="normal" fo:text-transform="none" fo:letter-spacing="normal" fo:font-style="normal" fo:font-weight="normal" officeooo:rsid="003ac923" fo:background-color="transparent" loext:char-shading-value="0"/>
    </style:style>
    <style:style style:name="T69" style:family="text">
      <style:text-properties officeooo:rsid="004ec01d"/>
    </style:style>
    <style:style style:name="T70" style:family="text">
      <style:text-properties fo:font-weight="bold" style:font-weight-asian="bold"/>
    </style:style>
    <style:style style:name="T71" style:family="text">
      <style:text-properties fo:font-weight="bold" officeooo:rsid="004ec01d" style:font-weight-asian="bold"/>
    </style:style>
    <style:style style:name="T72" style:family="text">
      <style:text-properties fo:font-weight="bold" officeooo:rsid="00149f96" style:font-weight-asian="bold" style:font-weight-complex="bold"/>
    </style:style>
    <style:style style:name="T73" style:family="text">
      <style:text-properties fo:font-weight="bold" officeooo:rsid="0024a0da" style:font-weight-asian="bold" style:font-weight-complex="bold"/>
    </style:style>
    <style:style style:name="T74" style:family="text">
      <style:text-properties fo:font-weight="bold" officeooo:rsid="00baaec8" style:language-asian="zh" style:country-asian="CN" style:font-weight-asian="bold" style:language-complex="hi" style:country-complex="IN" style:font-weight-complex="bold"/>
    </style:style>
    <style:style style:name="T75" style:family="text">
      <style:text-properties style:font-name="Arial" fo:font-size="13pt" fo:font-style="italic" fo:font-weight="bold" officeooo:rsid="003ef7b0" style:font-size-asian="13pt" style:font-style-asian="italic" style:font-weight-asian="bold" style:font-size-complex="13pt" style:font-weight-complex="bold"/>
    </style:style>
    <style:style style:name="T76" style:family="text">
      <style:text-properties style:language-asian="zh" style:country-asian="CN" style:language-complex="hi" style:country-complex="IN"/>
    </style:style>
    <style:style style:name="T77" style:family="text">
      <style:text-properties style:font-name="Arial1" fo:font-size="13pt" fo:font-style="italic" fo:font-weight="bold" style:font-size-asian="13pt" style:language-asian="zh" style:country-asian="CN" style:font-style-asian="italic" style:font-weight-asian="bold" style:font-size-complex="13pt" style:language-complex="hi" style:country-complex="IN" style:font-style-complex="italic" style:font-weight-complex="bold"/>
    </style:style>
    <style:style style:name="T78" style:family="text">
      <style:text-properties style:font-name="Arial1" fo:font-size="10pt" style:font-size-asian="10pt" style:language-asian="zh" style:country-asian="CN" style:font-size-complex="10pt" style:language-complex="hi" style:country-complex="IN"/>
    </style:style>
    <style:style style:name="T79" style:family="text">
      <style:text-properties style:font-name="Arial1" fo:font-size="10pt" officeooo:rsid="005b34b5" style:font-size-asian="10pt" style:language-asian="zh" style:country-asian="CN" style:font-size-complex="10pt" style:language-complex="hi" style:country-complex="IN"/>
    </style:style>
    <style:style style:name="T80" style:family="text">
      <style:text-properties style:font-name="Arial1" fo:font-weight="bold" officeooo:rsid="0024a0da" style:letter-kerning="true" style:font-name-asian="SimSun" style:language-asian="zh" style:country-asian="CN" style:font-weight-asian="bold" style:font-name-complex="Lucida Sans" style:language-complex="hi" style:country-complex="IN" style:font-weight-complex="bold"/>
    </style:style>
    <style:style style:name="T81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82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83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84" style:family="text">
      <style:text-properties officeooo:rsid="005b34b5"/>
    </style:style>
    <style:style style:name="T85" style:family="text">
      <style:text-properties style:text-outline="false" style:text-line-through-style="none" style:text-line-through-type="none" fo:font-style="normal" fo:text-shadow="none" style:text-underline-style="none" fo:font-weight="normal" officeooo:rsid="0045ec7f" style:letter-kerning="true" style:font-name-asian="SimSun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overline-style="none" style:text-overline-color="font-color"/>
    </style:style>
    <style:style style:name="T86" style:family="text">
      <style:text-properties style:text-line-through-style="none" style:text-line-through-type="none" fo:letter-spacing="-0.004cm" fo:language="es" fo:country="ES" fo:font-style="normal" style:text-underline-style="none" fo:font-weight="normal" officeooo:rsid="001541bd" style:text-blinking="false" fo:background-color="transparent" loext:char-shading-value="0" style:font-style-asian="normal" style:font-weight-asian="normal" style:font-name-complex="Tahoma" style:font-style-complex="normal" style:font-weight-complex="normal"/>
    </style:style>
    <style:style style:name="T87" style:family="text">
      <style:text-properties style:text-line-through-style="none" style:text-line-through-type="none" fo:letter-spacing="-0.004cm" fo:language="es" fo:country="ES" fo:font-style="normal" style:text-underline-style="none" fo:font-weight="normal" officeooo:rsid="004baad0" style:text-blinking="false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style:text-line-through-style="none" style:text-line-through-type="none" style:font-name="Arial1" fo:letter-spacing="-0.004cm" fo:language="es" fo:country="ES" fo:font-style="normal" style:text-underline-style="none" fo:font-weight="normal" officeooo:rsid="006692c6" style:text-blinking="false" fo:background-color="transparent" loext:char-shading-value="0" style:font-name-asian="Verdana" style:font-style-asian="normal" style:font-weight-asian="normal" style:font-name-complex="Tahoma" style:language-complex="ar" style:country-complex="SA" style:font-style-complex="normal" style:font-weight-complex="normal"/>
    </style:style>
    <style:style style:name="T89" style:family="text">
      <style:text-properties officeooo:rsid="0059af37"/>
    </style:style>
    <style:style style:name="T90" style:family="text">
      <style:text-properties officeooo:rsid="00695715"/>
    </style:style>
    <style:style style:name="T91" style:family="text">
      <style:text-properties officeooo:rsid="006b6800"/>
    </style:style>
    <style:style style:name="T92" style:family="text">
      <style:text-properties officeooo:rsid="006ff8d9"/>
    </style:style>
    <style:style style:name="T93" style:family="text">
      <style:text-properties style:use-window-font-color="true" loext:opacity="0%" style:text-outline="false" style:text-line-through-style="none" style:text-line-through-type="none" fo:letter-spacing="-0.004cm" fo:language="es" fo:country="ES" fo:text-shadow="none" style:text-underline-style="none" officeooo:rsid="00645c7b" style:text-blinking="false" fo:background-color="transparent" loext:char-shading-value="0" style:font-name-asian="Verdana" style:font-name-complex="Arial4" style:language-complex="ar" style:country-complex="SA" style:text-overline-style="none" style:text-overline-color="font-color"/>
    </style:style>
    <style:style style:name="T94" style:family="text">
      <style:text-properties style:use-window-font-color="true" loext:opacity="0%" style:text-outline="false" style:text-line-through-style="none" style:text-line-through-type="none" fo:letter-spacing="-0.004cm" fo:language="es" fo:country="ES" fo:text-shadow="none" style:text-underline-style="none" fo:font-weight="normal" officeooo:rsid="00645c7b" style:text-blinking="false" fo:background-color="transparent" loext:char-shading-value="0" style:font-name-asian="Verdana" style:font-weight-asian="normal" style:font-name-complex="Arial4" style:language-complex="ar" style:country-complex="SA" style:font-weight-complex="normal" style:text-overline-style="none" style:text-overline-color="font-color"/>
    </style:style>
    <style:style style:name="T9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645c7b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9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45c7b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9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610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98" style:family="text">
      <style:text-properties style:use-window-font-color="true" loext:opacity="0%" style:text-outline="false" style:text-line-through-style="none" style:text-line-through-type="none" style:font-name="Arial1" fo:font-style="normal" fo:text-shadow="none" style:text-underline-style="none" fo:font-weight="normal" officeooo:rsid="00645c7b" style:font-style-asian="normal" style:font-weight-asian="normal" style:font-style-complex="normal" style:font-weight-complex="normal" style:text-overline-style="none" style:text-overline-color="font-color"/>
    </style:style>
    <style:style style:name="T99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bold" officeooo:rsid="00645c7b" fo:background-color="transparent" loext:char-shading-value="0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bold" officeooo:rsid="00645c7b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01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bold" officeooo:rsid="007020f9" style:letter-kerning="true" fo:background-color="transparent" loext:char-shading-value="0" style:font-name-asian="SimSun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overline-style="none" style:text-overline-color="font-color"/>
    </style:style>
    <style:style style:name="T102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45c7b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03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45c7b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4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e6103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5" style:family="text">
      <style:text-properties officeooo:rsid="00691e67"/>
    </style:style>
    <style:style style:name="T106" style:family="text">
      <style:text-properties officeooo:rsid="007aa7ea"/>
    </style:style>
    <style:style style:name="T107" style:family="text">
      <style:text-properties officeooo:rsid="00439a90"/>
    </style:style>
    <style:style style:name="T108" style:family="text">
      <style:text-properties officeooo:rsid="0040bc9d"/>
    </style:style>
    <style:style style:name="T109" style:family="text">
      <style:text-properties officeooo:rsid="007d40bf"/>
    </style:style>
    <style:style style:name="T110" style:family="text">
      <style:text-properties officeooo:rsid="007eed9d"/>
    </style:style>
    <style:style style:name="T111" style:family="text">
      <style:text-properties officeooo:rsid="0081bd85"/>
    </style:style>
    <style:style style:name="T112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1">R</text:span><text:span text:style-name="T75">ESOLUCIÓN DE </text:span><text:span text:style-name="T77">$$ALCALDIA$$</text:span></text:p>
      <text:p text:style-name="P6"/>
      <text:p text:style-name="P10">Número de expediente: $$V_NUMEXP$$ </text:p>
      <text:p text:style-name="P10">Nombre del expediente: $$V_TITULOEXP$$</text:p>
      <text:p text:style-name="P12">Fecha: $$DIA_SISTEMA$$ <text:span text:style-name="T69">de </text:span>$$MES_SISTEMA$$ <text:span text:style-name="T69">de </text:span>$$EJERCICIO_SISTEMA$$</text:p>
      <text:p text:style-name="P7"/>
      <text:p text:style-name="P42">ANTECEDENTES DE HECHO</text:p>
      <text:p text:style-name="P41"/>
      <text:p text:style-name="P40"><text:span text:style-name="T54">[En caso de que inicie el procedimiento </text:span><text:span text:style-name="T55">de oficio por</text:span><text:span text:style-name="T54"> propia iniciativa del órgano competente]</text:span><text:span text:style-name="T93">PRIMERO.- </text:span><text:span text:style-name="T94">Este órgano administrativo ha tenido conocimiento de los siguientes hechos: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0"><text:span text:style-name="T111">H</text:span><text:span text:style-name="T105">echos ocurridos</text:span></text:p>
          </table:table-cell>
        </table:table-row>
        <table:table-row table:style-name="TableLine2200918080576">
          <table:table-cell table:style-name="Tabla9.A2" office:value-type="string">
            <text:p text:style-name="P37"><text:text-input text:description="JOOScript">${(datos.att0)!}</text:text-input><text:span text:style-name="T73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1"/>
      <text:p text:style-name="P39"><text:span text:style-name="T56">[En caso de que se haya recibido denuncia de un tercero]</text:span><text:span text:style-name="T31">PRIMERO.-</text:span><text:span text:style-name="T23"> Se ha recibido en </text:span><text:span text:style-name="T24">este órgano</text:span><text:span text:style-name="T23"> la denuncia </text:span><text:span text:style-name="T25">con fecha $$FECHA_DENUNCIA$$, </text:span><text:span text:style-name="T23">formulada por D./Dña. $$IDENTIF_DENUNCIANTE$$, por la que se ponen de manifiesto los siguientes hechos:</text:span></text:p>
      <text:p text:style-name="P3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><text:span text:style-name="T111">H</text:span><text:span text:style-name="T105">echos ocurridos</text:span></text:p>
          </table:table-cell>
        </table:table-row>
        <table:table-row table:style-name="TableLine2200918078400">
          <table:table-cell table:style-name="Tabla3.A2" office:value-type="string">
            <text:p text:style-name="P37"><text:text-input text:description="JOOScript">${(datos.att0)!}</text:text-input><text:span text:style-name="T73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3"/>
      <text:p text:style-name="P16"><text:span text:style-name="T59">[En caso de que se haya </text:span><text:span text:style-name="T60">recibido </text:span><text:span text:style-name="T61">orden de órgano superior</text:span><text:span text:style-name="T59">]</text:span><text:span text:style-name="T95">PRIMERO.-</text:span><text:span text:style-name="T96"> </text:span><text:span text:style-name="T97">Se ha recibido</text:span><text:span text:style-name="T32"> en </text:span><text:span text:style-name="T33">este órgano</text:span><text:span text:style-name="T32"> la </text:span><text:span text:style-name="T34">orden </text:span><text:span text:style-name="T35">con fecha $$FECHA_ORG_SUP$$, </text:span><text:span text:style-name="T34">emitida por $$ORGANO_SUPER_JERAR$$</text:span><text:span text:style-name="T32"> por </text:span><text:span text:style-name="T34">la que se ordena la iniciación del procedimiento de</text:span><text:span text:style-name="T32"> </text:span><text:span text:style-name="T37">reintegro</text:span><text:span text:style-name="T34">, </text:span><text:span text:style-name="T36">debido a los siguientes hechos: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><text:span text:style-name="T111">H</text:span><text:span text:style-name="T105">echos ocurridos</text:span></text:p>
          </table:table-cell>
        </table:table-row>
        <table:table-row table:style-name="TableLine2200918081664">
          <table:table-cell table:style-name="Tabla10.A2" office:value-type="string">
            <text:p text:style-name="P37"><text:text-input text:description="JOOScript">${(datos.att0)!}</text:text-input><text:span text:style-name="T73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4"/>
      <text:p text:style-name="P17"><text:span text:style-name="T57">[En caso de que se haya </text:span><text:span text:style-name="T56">recibido </text:span><text:span text:style-name="T58">petición razonada de otro órgano</text:span><text:span text:style-name="T57">]</text:span><text:span text:style-name="T100">PRIMERO.-</text:span><text:span text:style-name="T103"> </text:span><text:span text:style-name="T104">Se ha recibido</text:span><text:span text:style-name="T23"> en </text:span><text:span text:style-name="T24">este órgano </text:span><text:span text:style-name="T25">con fecha $$FECHA_OTR_ORG$$</text:span><text:span text:style-name="T23"> la </text:span><text:span text:style-name="T26">petición </text:span><text:span text:style-name="T27">emitida por</text:span><text:span text:style-name="T26"> $$ORGANO_INSTO_INICIACION$$</text:span><text:span text:style-name="T23"> por </text:span><text:span text:style-name="T26">la que se </text:span><text:span text:style-name="T28">solicita</text:span><text:span text:style-name="T26"> la iniciación del procedimiento de</text:span><text:span text:style-name="T23"> </text:span><text:span text:style-name="T30">reintegro</text:span><text:span text:style-name="T29">, debido a los siguientes hechos: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0"><text:span text:style-name="T111">H</text:span><text:span text:style-name="T105">echos ocurridos</text:span></text:p>
          </table:table-cell>
        </table:table-row>
        <table:table-row table:style-name="TableLine2200918084928">
          <table:table-cell table:style-name="Tabla11.A2" office:value-type="string">
            <text:p text:style-name="P37"><text:text-input text:description="JOOScript">${(datos.att0)!}</text:text-input><text:span text:style-name="T73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5"><text:span text:style-name="Fuente_20_de_20_párrafo_20_predeter."><text:span text:style-name="T98"/></text:span></text:p>
      <text:p text:style-name="P29"><text:span text:style-name="T101">SEGUNDO</text:span><text:span text:style-name="T99">.-</text:span><text:span text:style-name="T102"> </text:span><text:span text:style-name="T78">Por </text:span><text:span text:style-name="T79">r</text:span><text:span text:style-name="T78">esolución de $$ALCALDIA$$ n.º $$NUM_RES_ALCALDIA$$ de fecha $$F_RESOL_ALCALDIA$$, se concede subvención a</text:span><text:span text:style-name="T15"> </text:span><text:span text:style-name="T14">$$INTERESADO_PRESENTACION$$</text:span><text:span text:style-name="T78"> por importe de $$IMPORTE_SUBVENCION$$ euros, para </text:span><text:span text:style-name="T79">la realización</text:span><text:span text:style-name="T78"> </text:span><text:span text:style-name="T12"><text:script script:language="JOOScript">[#if DEL_PROYECTO_ACTIVIDAD_label??][#assign DEL_PROYECTO_ACTIVIDAD=DEL_PROYECTO_ACTIVIDAD_label][/#if]</text:script></text:span><text:span text:style-name="Fuente_20_de_20_párrafo_20_predeter."><text:span text:style-name="T13"><text:text-input text:description="JOOScript">${(DEL_PROYECTO_ACTIVIDAD)!}</text:text-input></text:span></text:span><text:span text:style-name="T9"><text:s/></text:span><text:span text:style-name="T78">de $$NOMBRE_PROYECTO$$, según las Bases Reguladoras de la Subvención.</text:span></text:p>
      <text:p text:style-name="P43"><text:soft-page-break/><text:span text:style-name="T49">[</text:span><text:span text:style-name="T48">En caso de que no presentara justificación de la subvención]C</text:span><text:span text:style-name="T17">on fecha $$FECHA_REQ_PRE_JUST$$ e requirió a $$INTERESADO_PRESENTACION$$ para que presentase la cuenta justificativa, no atendiéndose al requerimiento.</text:span></text:p>
      <text:p text:style-name="P27"><text:span text:style-name="T74">TERCERO.- </text:span><text:span text:style-name="Fuente_20_de_20_párrafo_20_predeter."><text:span text:style-name="T38">V</text:span></text:span><text:span text:style-name="Fuente_20_de_20_párrafo_20_predeter."><text:span text:style-name="T39">ista </text:span></text:span><text:span text:style-name="Fuente_20_de_20_párrafo_20_predeter."><text:span text:style-name="T40">el acuerdo de inicio </text:span></text:span><text:span text:style-name="Fuente_20_de_20_párrafo_20_predeter."><text:span text:style-name="T38">por </text:span></text:span><text:span text:style-name="Fuente_20_de_20_párrafo_20_predeter."><text:span text:style-name="T40">el</text:span></text:span><text:span text:style-name="Fuente_20_de_20_párrafo_20_predeter."><text:span text:style-name="T38"> que se inicia el procedimiento de </text:span></text:span><text:span text:style-name="Fuente_20_de_20_párrafo_20_predeter."><text:span text:style-name="T40">reintegro</text:span></text:span><text:span text:style-name="Fuente_20_de_20_párrafo_20_predeter."><text:span text:style-name="T38"> de la subvención y se concede trámite de audiencia al/</text:span></text:span><text:span text:style-name="Fuente_20_de_20_párrafo_20_predeter."><text:span text:style-name="T40">a la</text:span></text:span><text:span text:style-name="Fuente_20_de_20_párrafo_20_predeter."><text:span text:style-name="T38"> beneficiario/</text:span></text:span><text:span text:style-name="Fuente_20_de_20_párrafo_20_predeter."><text:span text:style-name="T40">a</text:span></text:span><text:span text:style-name="Fuente_20_de_20_párrafo_20_predeter."><text:span text:style-name="T38">.</text:span></text:span></text:p>
      <text:p text:style-name="P28"><text:span text:style-name="T47">[En caso de que hubiera habido informe del órgano gestor]</text:span><text:span text:style-name="T41">V</text:span><text:span text:style-name="T2">isto el informe </text:span><text:span text:style-name="T3">del órgano gestor de fecha $$F_F_ITA$$.</text:span></text:p>
      <text:p text:style-name="P28"><text:span text:style-name="T47">[En caso de que hubiera habido informe de intervención]</text:span><text:span text:style-name="T4">Visto el</text:span><text:span text:style-name="T3"> informe</text:span><text:span text:style-name="T2"> de Intervención de fecha $$F_F_IIA$$</text:span></text:p>
      <text:p text:style-name="P5">Visto que el/la deudor/a ha ingresado el reintegro voluntariamente.</text:p>
      <text:p text:style-name="P5"/>
      <text:p text:style-name="P4">Considerando la competencia de esta $$ALCALDIA$$, para exigir del/<text:span text:style-name="T92">de la</text:span> beneficiario/<text:span text:style-name="T92">a</text:span> <text:span text:style-name="T106">o entidad colaboradora </text:span>el reintegro de subvenciones de acuerdo con el art<text:span text:style-name="T90">ículo</text:span> 41 de la Ley 38/2003, de 17 de noviembre, General de Subvenciones,</text:p>
      <text:p text:style-name="P4"/>
      <text:p text:style-name="P22">FUNDAMENTOS DE DERECHO</text:p>
      <text:p text:style-name="P19">La legislación aplicable es la siguiente:</text:p>
      <text:list xml:id="list3077299587" text:style-name="L1">
        <text:list-item>
          <text:p text:style-name="P47">Ley 38/2003, de 17 de noviembre, General de Subvenciones.</text:p>
        </text:list-item>
        <text:list-item>
          <text:p text:style-name="P47"><text:span text:style-name="T107">R</text:span>eglamento de la Ley 38/2003, de 17 de noviembre General de Subvenciones, <text:span text:style-name="T107">aprobado por el </text:span>Real Decreto 887/2006, de 21 de julio.</text:p>
        </text:list-item>
        <text:list-item>
          <text:p text:style-name="P47">Ley 58/2003, de 17 de diciembre, General Tributaria.</text:p>
        </text:list-item>
        <text:list-item>
          <text:p text:style-name="P47">Ley 39/2015, de 1 de octubre, del Procedimiento Administrativo Común de las Administraciones Públicas </text:p>
        </text:list-item>
        <text:list-item>
          <text:p text:style-name="P57"><text:span text:style-name="T21">Reglamento General de Recaudación, </text:span><text:span text:style-name="T22">aprobado por el </text:span><text:span text:style-name="T21">Real Decreto 939/2005, de 29 de julio. </text:span></text:p>
        </text:list-item>
        <text:list-item>
          <text:p text:style-name="P47">Texto <text:span text:style-name="T107">r</text:span>efundido de la Ley Reguladora de las Haciendas Locales, <text:span text:style-name="T107">aprobado por el </text:span>Real Decreto Legislativo 2/2004, de 5 de marzo.</text:p>
        </text:list-item>
        <text:list-item>
          <text:p text:style-name="P47">Real Decreto 424/2017, de 28 de abril, por el que se regula el régimen jurídico del control interno en las entidades del Sector Público Local.</text:p>
        </text:list-item>
        <text:list-item>
          <text:p text:style-name="P47">Real Decreto 130/2019, de 8 de marzo, por el que se regula la Base de Datos Nacional de Subvenciones y la publicidad de las subvenciones y demás ayudas públicas.</text:p>
        </text:list-item>
        <text:list-item>
          <text:p text:style-name="P47">Bases <text:span text:style-name="T108">r</text:span>eguladoras de <text:span text:style-name="T108">s</text:span>ubvenciones $$DEL_AYTO$$ $$TRATAMIENTO_AYTO$$ $$NOMBRE_AYTO$$, <text:span text:style-name="T108">aprobadas por</text:span> <text:span text:style-name="T44">[</text:span><text:span text:style-name="T45">en </text:span><text:span text:style-name="T46">caso de ordenanza general</text:span><text:span text:style-name="T44">]</text:span><text:span text:style-name="T65">la </text:span><text:span text:style-name="T67">O</text:span><text:span text:style-name="T66">rdenanza </text:span><text:span text:style-name="T67">G</text:span><text:span text:style-name="T66">eneral de </text:span><text:span text:style-name="T67">S</text:span><text:span text:style-name="T66">ubvenciones</text:span>. <text:span text:style-name="T44">[</text:span><text:span text:style-name="T45">en </text:span><text:span text:style-name="T46">caso de ordenanza específica</text:span><text:span text:style-name="T44">]</text:span>la <text:span text:style-name="T108">ordenanza</text:span> <text:span text:style-name="T68">$$ORD_ESP_SUBV$$</text:span>.</text:p>
        </text:list-item>
        <text:list-item>
          <text:p text:style-name="P48">Bases de Ejecución del Presupuesto.</text:p>
        </text:list-item>
        <text:list-item>
          <text:p text:style-name="P49"><text:span text:style-name="T43">[En su caso]</text:span>Reglamento de Subvenciones aprobado en esta Entidad Local.</text:p>
        </text:list-item>
      </text:list>
      <text:p text:style-name="P19">Por todo lo anterior, </text:p>
      <text:p text:style-name="P21">RESUELVO</text:p>
      <text:p text:style-name="P20"/>
      <text:p text:style-name="P25"><text:span text:style-name="T50">[En caso de que </text:span><text:span text:style-name="T51">haya habido periodo de alegaciones y se</text:span><text:span text:style-name="T50"> haya</text:span><text:span text:style-name="T51"> presentado ninguna</text:span><text:span text:style-name="T50">]</text:span><text:span text:style-name="T6">PRIMERO</text:span><text:span text:style-name="T7">.-</text:span><text:span text:style-name="T8">Transcurrido el plazo </text:span><text:span text:style-name="T10">concedido al/a la beneficiario/a para que alegue o presente los documentos que estime pertinentes tras la notificación del acuerdo de inicio del procedimiento de reintegro, </text:span><text:span text:style-name="T8">no se han presentado alegaciones.</text:span></text:p>
      <text:p text:style-name="P26"><text:soft-page-break/><text:span text:style-name="T50">[En caso de que </text:span><text:span text:style-name="T51">haya habido periodo de alegaciones y se</text:span><text:span text:style-name="T50"> haya</text:span><text:span text:style-name="T51"> presentado alguna</text:span><text:span text:style-name="T50">]</text:span><text:span text:style-name="T6">PRIMERO</text:span><text:span text:style-name="T7">.- </text:span><text:span text:style-name="T8">L</text:span><text:span text:style-name="T7">as alegaciones presentadas por </text:span><text:span text:style-name="T14">$$INTERESADO_PRESENTACION$$</text:span><text:span text:style-name="T7"> </text:span><text:span text:style-name="T10">tras la notificación del acuerdo de inicio del procedimiento de reintegro, </text:span><text:span text:style-name="T8">no se han presentado alegaciones son</text:span><text:span text:style-name="T7"> l</text:span><text:span text:style-name="T8">a</text:span><text:span text:style-name="T7">s siguiente</text:span><text:span text:style-name="T8">s</text:span><text:span text:style-name="T7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1"><text:span text:style-name="T111">A</text:span><text:span text:style-name="T89">legación</text:span></text:p>
          </table:table-cell>
          <table:table-cell table:style-name="Tabla2.A1" office:value-type="string">
            <text:p text:style-name="P32">E<text:span text:style-name="T89">stimada/Desestimada</text:span></text:p>
          </table:table-cell>
          <table:table-cell table:style-name="Tabla2.C1" office:value-type="string">
            <text:p text:style-name="P32">M<text:span text:style-name="T89">otivo Estimación/Desestimación</text:span></text:p>
          </table:table-cell>
        </table:table-row>
        <table:table-row table:style-name="TableLine2200918085472">
          <table:table-cell table:style-name="Tabla2.A2" office:value-type="string">
            <text:p text:style-name="P37"><text:text-input text:description="JOOScript">${(datos.att0)!}</text:text-input><text:span text:style-name="T73"><text:script script:language="JOOScript">&lt;jooscript&gt;
&lt;insert-around element="table:table-row"&gt;
[#if INFORMACION_ALEG_PRESEN??]
[#assign INFORMACION_ALEG_PRESEN_AUXILIAR=INFORMACION_ALEG_PRESEN]
[/#if]
[#if TAB_INFORMACION_ALEG_PRESEN??]
[#assign INFORMACION_ALEG_PRESEN_AUXILIAR=TAB_INFORMACION_ALEG_PRESEN]
[/#if]
[#if INFORMACION_ALEG_PRESEN_AUXILIAR?? &amp;amp;&amp;amp; INFORMACION_ALEG_PRESEN_AUXILIAR?is_enumerable]
[#list INFORMACION_ALEG_PRESEN_AUXILIAR as datos]
&lt;content/&gt;
[/#list]
[/#if]
&lt;/insert-around&gt;
&lt;/jooscript&gt;
</text:script></text:span></text:p>
          </table:table-cell>
          <table:table-cell table:style-name="Tabla2.B2" office:value-type="string">
            <text:p text:style-name="P33"><text:text-input text:description="JOOScript">${(datos.att1)!}</text:text-input></text:p>
          </table:table-cell>
          <table:table-cell table:style-name="Tabla2.C2" office:value-type="string">
            <text:p text:style-name="P36"><text:text-input text:description="JOOScript">${(datos.att2)!}</text:text-input></text:p>
          </table:table-cell>
        </table:table-row>
      </table:table>
      <text:p text:style-name="P23"/>
      <text:p text:style-name="P18"><text:span text:style-name="T70">S</text:span><text:span text:style-name="T71">EGUNDO</text:span>.- <text:span text:style-name="T109">Aceptar</text:span> el reintegro de la siguiente subvención concedida:</text:p>
      <text:list xml:id="list2497513320" text:style-name="L2">
        <text:list-item>
          <text:p text:style-name="P50">Expediente: $$EXPEDIENTE_SUBVENCION$$</text:p>
        </text:list-item>
      </text:list>
      <text:list xml:id="list2765091025" text:style-name="L3">
        <text:list-item>
          <text:p text:style-name="P51">Beneficiario/<text:span text:style-name="T91">a</text:span>:<text:span text:style-name="T86"> </text:span><text:span text:style-name="T87">$$INTERESADO_PRESENTACION$$</text:span></text:p>
        </text:list-item>
        <text:list-item>
          <text:p text:style-name="P60"><text:span text:style-name="T62">[</text:span><text:span text:style-name="T63">En su caso]</text:span><text:span text:style-name="T88">Entidad colaboradora: $$ENTIDAD_COLABORADORA$$</text:span></text:p>
        </text:list-item>
        <text:list-item>
          <text:p text:style-name="P52">Denominación del proyecto o actividad subvencionada: <text:span text:style-name="T42">$$NOMBRE_PROYECTO$$</text:span></text:p>
        </text:list-item>
        <text:list-item>
          <text:p text:style-name="P52">Importe concedido: <text:span text:style-name="T42">$$IMPORTE_SUBVENCION$$ euros</text:span></text:p>
        </text:list-item>
        <text:list-item>
          <text:p text:style-name="P58"><text:span text:style-name="T1">Resolución de concesión: </text:span><text:span text:style-name="T76">$$NUM_RES_ALCALDIA$$</text:span></text:p>
        </text:list-item>
      </text:list>
      <text:list xml:id="list2103565511" text:style-name="L4">
        <text:list-item>
          <text:p text:style-name="P53">Causas: <text:span text:style-name="T52">[Alguna/s de las incluidas en el art. 37 de la Ley 38/2003, </text:span><text:span text:style-name="T53">así como de su desarrollo establecido en los artículos 91, 92 y 93 del Reglamento de la Ley 38/2003, de 17 de noviembre, General de Subvenciones</text:span><text:span text:style-name="T52">]</text:span></text:p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24113193949979" text:continue-numbering="true" text:style-name="L4">
              <text:list-header>
                <text:p text:style-name="P46"><text:span text:style-name="T111">C</text:span><text:span text:style-name="T110">ausas</text:span></text:p>
              </text:list-header>
            </text:list>
          </table:table-cell>
        </table:table-row>
        <table:table-row table:style-name="TableLine2200918077312">
          <table:table-cell table:style-name="Tabla6.A2" office:value-type="string">
            <text:list xml:id="list124114050921896" text:continue-numbering="true" text:style-name="L4">
              <text:list-header>
                <text:p text:style-name="P62"><text:text-input text:description="JOOScript">${(datos.att0)!}</text:text-input><text:span text:style-name="T80"><text:script script:language="JOOScript">&lt;jooscript&gt;
&lt;insert-around element="table:table-row"&gt;
[#if CAUSAS_REINTEGRO??]
[#assign CAUSAS_REINTEGRO_AUXILIAR=CAUSAS_REINTEGRO]
[/#if]
[#if TAB_CAUSAS_REINTEGRO??]
[#assign CAUSAS_REINTEGRO_AUXILIAR=TAB_CAUSAS_REINTEGRO]
[/#if]
[#if CAUSAS_REINTEGRO_AUXILIAR?? &amp;amp;&amp;amp; CAUSAS_REINTEGRO_AUXILIAR?is_enumerable]
[#list CAUSAS_REINTEGRO_AUXILIAR as datos]
&lt;content/&gt;
[/#list]
[/#if]
&lt;/insert-around&gt;
&lt;/jooscript&gt;
</text:script></text:span></text:p>
              </text:list-header>
            </text:list>
          </table:table-cell>
        </table:table-row>
      </table:table>
      <text:list xml:id="list124113784146011" text:continue-numbering="true" text:style-name="L4">
        <text:list-header>
          <text:p text:style-name="P59"/>
        </text:list-header>
        <text:list-item>
          <text:p text:style-name="P54">Obligaciones incumplidas: </text:p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124114580359468" text:continue-numbering="true" text:style-name="L4">
              <text:list-header>
                <text:p text:style-name="P45"><text:span text:style-name="T111">O</text:span>bligaciones incumplidas</text:p>
              </text:list-header>
            </text:list>
          </table:table-cell>
        </table:table-row>
        <table:table-row table:style-name="TableLine2200943523040">
          <table:table-cell table:style-name="Tabla7.A2" office:value-type="string">
            <text:list xml:id="list124114846798905" text:continue-numbering="true" text:style-name="L4">
              <text:list-header>
                <text:p text:style-name="P62"><text:text-input text:description="JOOScript">${(datos.att0)!}</text:text-input><text:span text:style-name="T80"><text:script script:language="JOOScript">&lt;jooscript&gt;
&lt;insert-around element="table:table-row"&gt;
[#if OBLIGACIONES_INCUMPLIDAS_SUB??]
[#assign OBLIGACIONES_INCUMPLIDAS_SUB_AUXILIAR=OBLIGACIONES_INCUMPLIDAS_SUB]
[/#if]
[#if TAB_OBLIGACIONES_INCUMPLIDAS_SUB??]
[#assign OBLIGACIONES_INCUMPLIDAS_SUB_AUXILIAR=TAB_OBLIGACIONES_INCUMPLIDAS_SUB]
[/#if]
[#if OBLIGACIONES_INCUMPLIDAS_SUB_AUXILIAR?? &amp;amp;&amp;amp; OBLIGACIONES_INCUMPLIDAS_SUB_AUXILIAR?is_enumerable]
[#list OBLIGACIONES_INCUMPLIDAS_SUB_AUXILIAR as datos]
&lt;content/&gt;
[/#list]
[/#if]
&lt;/insert-around&gt;
&lt;/jooscript&gt;
</text:script></text:span></text:p>
              </text:list-header>
            </text:list>
          </table:table-cell>
        </table:table-row>
      </table:table>
      <text:list xml:id="list124113151695736" text:continue-numbering="true" text:style-name="L4">
        <text:list-header>
          <text:p text:style-name="P59"/>
        </text:list-header>
        <text:list-item>
          <text:p text:style-name="P55">Importe de la subvención <text:span text:style-name="T109">reintegrada</text:span>: $$IMPORTE_SUBV_AFECT$$ <text:span text:style-name="T84">euros</text:span></text:p>
        </text:list-item>
        <text:list-item>
          <text:p text:style-name="P61"><text:span text:style-name="T62">[</text:span><text:span text:style-name="T63">En su caso]</text:span><text:span text:style-name="T88">Criterio de graduación conforme al artículo 37.2 y 17.3 de la Ley 38/2003, de 17 de noviembre: $$CRITERIO_GRADUACION$$.</text:span></text:p>
        </text:list-item>
        <text:list-item>
          <text:p text:style-name="P61"><text:span text:style-name="T62">[</text:span><text:span text:style-name="T63">En su caso]</text:span><text:span text:style-name="T88">Conforme al artículo 37.3 de la Ley 38/2003, de 17 de noviembre, solo procede el reintegro del exceso obtenido.</text:span></text:p>
        </text:list-item>
        <text:list-item>
          <text:p text:style-name="P56">Interés de demora: $$INT_DEMORA$$</text:p>
        </text:list-item>
      </text:list>
      <text:p text:style-name="P24"><text:span text:style-name="T16">TERCERO</text:span><text:span text:style-name="T18">.- </text:span><text:span text:style-name="T19">Comunicar </text:span><text:span text:style-name="T20">la</text:span><text:span text:style-name="T19"> presente </text:span><text:span text:style-name="T20">resolución</text:span><text:span text:style-name="T19"> a la </text:span><text:span text:style-name="T20">I</text:span><text:span text:style-name="T19">ntervención </text:span><text:span text:style-name="T78">$$MUNICIPAL$$</text:span><text:span text:style-name="T19">, Tesorería y Gestión Tributaria, a los efectos oportunos. </text:span></text:p>
      <text:p text:style-name="P34"><text:span text:style-name="T64">$$PIE_DEST_1MESES$$</text:span><text:span text:style-name="T85"> </text:span></text:p>
      <text:p text:style-name="P35"/>
      <text:p text:style-name="P8"><text:span text:style-name="Fuente_20_de_20_párrafo_20_predeter."><text:span text:style-name="T81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82"><text:text-input text:description="JOOScript">${(FIRMANTES_FDO_AUXILIAR)!}</text:text-input></text:span></text:span><text:span text:style-name="T72"><text:s/></text:span><text:span text:style-name="Fuente_20_de_20_párrafo_20_predeter."><text:span text:style-name="T83"><text:text-input text:description="JOOScript">${(FIRMANTES_AUXILIAR)!}</text:text-input></text:span></text:span><text:span text:style-name="Fuente_20_de_20_párrafo_20_predeter."><text:span text:style-name="T83"><text:s/></text:span></text:span></text:p>
      <text:p text:style-name="P9"><text:span text:style-name="Fuente_20_de_20_párrafo_20_predeter."><text:span text:style-name="T5"><text:text-input text:description="JOOScript">${(FIRMANTE_DELEGACION_AUXILIAR)!}</text:text-input></text:span></text:span><text:span text:style-name="Fuente_20_de_20_párrafo_20_predeter."><text:span text:style-name="T5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2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81</meta:editing-cycles>
    <meta:creation-date>2019-09-12T08:50:52.807000000</meta:creation-date>
    <meta:editing-duration>PT14H20M22S</meta:editing-duration>
    <meta:generator>LibreOffice/7.0.2.2$Windows_X86_64 LibreOffice_project/8349ace3c3162073abd90d81fd06dcfb6b36b994</meta:generator>
    <dc:date>2021-05-06T12:41:12.798000000</dc:date>
    <meta:document-statistic meta:table-count="7" meta:image-count="0" meta:object-count="0" meta:page-count="3" meta:paragraph-count="76" meta:word-count="841" meta:character-count="5916" meta:non-whitespace-character-count="5195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